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Chapter_20_Number" style:master-page-name="Standard"/>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parent-style-name="Code_20_Inline">
      <style:text-properties fo:font-weight="normal" style:font-weight-asian="normal" style:font-weight-complex="normal"/>
    </style:style>
    <style:style style:name="T5" style:family="text" style:parent-style-name="Code_20_Inline">
      <style:text-properties fo:font-weight="bold" style:font-weight-asian="bold" style:font-weight-complex="bold"/>
    </style:style>
    <number:number-style style:name="N0">
      <number:number number:min-integer-digits="1"/>
    </number:number-style>
  </office:automatic-styles>
  <office:body>
    <office:text>
      <office:forms form:automatic-focus="false" form:apply-design-mode="false"/>
      <text:tracked-changes>
        <text:changed-region text:id="ct1612348304">
          <text:insertion>
            <office:change-info>
              <dc:creator>Ray Lischner</dc:creator>
              <dc:date>2006-10-13T16:11:00</dc:date>
            </office:change-info>
          </text:insertion>
        </text:changed-region>
        <text:changed-region text:id="ct1662155636">
          <text:deletion>
            <office:change-info>
              <dc:creator>Ray Lischner</dc:creator>
              <dc:date>2006-10-13T16:11:00</dc:date>
            </office:change-info>
            <text:p text:style-name="Body_20_Text_20_Cont">not true</text:p>
          </text:deletion>
        </text:changed-region>
        <text:changed-region text:id="ct1248463644">
          <text:insertion>
            <office:change-info>
              <dc:creator>Ray Lischner</dc:creator>
              <dc:date>2006-10-13T16:11:00</dc:date>
            </office:change-info>
          </text:insertion>
        </text:changed-region>
        <text:changed-region text:id="ct1661959136">
          <text:insertion>
            <office:change-info>
              <dc:creator>Ray Lischner</dc:creator>
              <dc:date>2006-10-13T16:13:00</dc:date>
            </office:change-info>
          </text:insertion>
        </text:changed-region>
        <text:changed-region text:id="ct1661958576">
          <text:deletion>
            <office:change-info>
              <dc:creator>Ray Lischner</dc:creator>
              <dc:date>2006-10-13T16:16:00</dc:date>
            </office:change-info>
            <text:p text:style-name="Body_20_Text">,</text:p>
          </text:deletion>
        </text:changed-region>
        <text:changed-region text:id="ct1661958464">
          <text:insertion>
            <office:change-info>
              <dc:creator>Ray Lischner</dc:creator>
              <dc:date>2006-10-13T16:16:00</dc:date>
            </office:change-info>
          </text:insertion>
        </text:changed-region>
        <text:changed-region text:id="ct1661956224">
          <text:deletion>
            <office:change-info>
              <dc:creator>Ray Lischner</dc:creator>
              <dc:date>2006-10-13T16:16:00</dc:date>
            </office:change-info>
            <text:p text:style-name="Body_20_Text">On the one hand, t</text:p>
          </text:deletion>
        </text:changed-region>
        <text:changed-region text:id="ct1661958688">
          <text:insertion>
            <office:change-info>
              <dc:creator>Ray Lischner</dc:creator>
              <dc:date>2006-10-13T16:16:00</dc:date>
            </office:change-info>
          </text:insertion>
        </text:changed-region>
        <text:changed-region text:id="ct1661959024">
          <text:insertion>
            <office:change-info>
              <dc:creator>Ray Lischner</dc:creator>
              <dc:date>2006-10-13T16:19:00</dc:date>
            </office:change-info>
          </text:insertion>
        </text:changed-region>
        <text:changed-region text:id="ct1144943068">
          <text:insertion>
            <office:change-info>
              <dc:creator>Ray Lischner</dc:creator>
              <dc:date>2006-10-13T16:19:00</dc:date>
            </office:change-info>
          </text:insertion>
        </text:changed-region>
        <text:changed-region text:id="ct1661958240">
          <text:deletion>
            <office:change-info>
              <dc:creator>Ray Lischner</dc:creator>
              <dc:date>2006-10-13T16:19:00</dc:date>
            </office:change-info>
            <text:p text:style-name="Body_20_Text">Y</text:p>
          </text:deletion>
        </text:changed-region>
        <text:changed-region text:id="ct1144912984">
          <text:insertion>
            <office:change-info>
              <dc:creator>Ray Lischner</dc:creator>
              <dc:date>2006-10-13T16:19:00</dc:date>
            </office:change-info>
          </text:insertion>
        </text:changed-region>
        <text:changed-region text:id="ct1661959696">
          <text:insertion>
            <office:change-info>
              <dc:creator>Ray Lischner</dc:creator>
              <dc:date>2006-10-13T16:21:00</dc:date>
            </office:change-info>
          </text:insertion>
        </text:changed-region>
        <text:changed-region text:id="ct1144911192">
          <text:insertion>
            <office:change-info>
              <dc:creator>Ray Lischner</dc:creator>
              <dc:date>2006-10-13T16:21:00</dc:date>
            </office:change-info>
          </text:insertion>
        </text:changed-region>
        <text:changed-region text:id="ct1144913096">
          <text:insertion>
            <office:change-info>
              <dc:creator>Ray Lischner</dc:creator>
              <dc:date>2006-10-13T16:22:00</dc:date>
            </office:change-info>
          </text:insertion>
        </text:changed-region>
        <text:changed-region text:id="ct1661957344">
          <text:insertion>
            <office:change-info>
              <dc:creator>Ray Lischner</dc:creator>
              <dc:date>2006-10-13T16:22:00</dc:date>
            </office:change-info>
          </text:insertion>
        </text:changed-region>
        <text:changed-region text:id="ct1235857424">
          <text:deletion>
            <office:change-info>
              <dc:creator>Ray Lischner</dc:creator>
              <dc:date>2006-10-13T16:51:00</dc:date>
            </office:change-info>
            <text:p text:style-name="Code"/>
            <text:p text:style-name="Code_20_Bold"/>
          </text:deletion>
        </text:changed-region>
        <text:changed-region text:id="ct1144912312">
          <text:insertion>
            <office:change-info>
              <dc:creator>Ray Lischner</dc:creator>
              <dc:date>2006-10-13T16:24:00</dc:date>
            </office:change-info>
          </text:insertion>
        </text:changed-region>
        <text:changed-region text:id="ct1297955472">
          <text:insertion>
            <office:change-info>
              <dc:creator>Ray Lischner</dc:creator>
              <dc:date>2006-10-13T16:46:00</dc:date>
            </office:change-info>
          </text:insertion>
        </text:changed-region>
        <text:changed-region text:id="ct1661958800">
          <text:deletion>
            <office:change-info>
              <dc:creator>Ray Lischner</dc:creator>
              <dc:date>2006-10-13T16:46:00</dc:date>
            </office:change-info>
            <text:p text:style-name="Code">, f2(first2)</text:p>
          </text:deletion>
        </text:changed-region>
        <text:changed-region text:id="ct1364718268">
          <text:insertion>
            <office:change-info>
              <dc:creator>Ray Lischner</dc:creator>
              <dc:date>2006-10-13T16:44:00</dc:date>
            </office:change-info>
          </text:insertion>
        </text:changed-region>
        <text:changed-region text:id="ct1364719948">
          <text:insertion>
            <office:change-info>
              <dc:creator>Ray Lischner</dc:creator>
              <dc:date>2006-10-13T16:45:00</dc:date>
            </office:change-info>
          </text:insertion>
        </text:changed-region>
        <text:changed-region text:id="ct1144912760">
          <text:insertion>
            <office:change-info>
              <dc:creator>Ray Lischner</dc:creator>
              <dc:date>2006-10-13T16:26:00</dc:date>
            </office:change-info>
          </text:insertion>
        </text:changed-region>
        <text:changed-region text:id="ct1144911416">
          <text:insertion>
            <office:change-info>
              <dc:creator>Ray Lischner</dc:creator>
              <dc:date>2006-10-13T16:27:00</dc:date>
            </office:change-info>
          </text:insertion>
        </text:changed-region>
        <text:changed-region text:id="ct1199414456">
          <text:insertion>
            <office:change-info>
              <dc:creator>Ray Lischner</dc:creator>
              <dc:date>2006-10-13T16:28:00</dc:date>
            </office:change-info>
          </text:insertion>
        </text:changed-region>
        <text:changed-region text:id="ct1252312060">
          <text:deletion>
            <office:change-info>
              <dc:creator>Ray Lischner</dc:creator>
              <dc:date>2006-10-16T09:26:00</dc:date>
            </office:change-info>
            <text:p text:style-name="Body_20_Text">a full understanding of </text:p>
          </text:deletion>
        </text:changed-region>
        <text:changed-region text:id="ct1244966920">
          <text:insertion>
            <office:change-info>
              <dc:creator>Ray Lischner</dc:creator>
              <dc:date>2006-10-16T09:31:00</dc:date>
            </office:change-info>
          </text:insertion>
        </text:changed-region>
        <text:changed-region text:id="ct1302700496">
          <text:insertion>
            <office:change-info>
              <dc:creator>Ray Lischner</dc:creator>
              <dc:date>2006-10-13T16:54:00</dc:date>
            </office:change-info>
          </text:insertion>
        </text:changed-region>
        <text:changed-region text:id="ct1364720844">
          <text:deletion>
            <office:change-info>
              <dc:creator>Ray Lischner</dc:creator>
              <dc:date>2006-10-13T16:54:00</dc:date>
            </office:change-info>
            <text:p text:style-name="Body_20_Text_20_Cont">, which the caller can use as a target of another assignment statement</text:p>
          </text:deletion>
        </text:changed-region>
        <text:changed-region text:id="ct1235860784">
          <text:deletion>
            <office:change-info>
              <dc:creator>Ray Lischner</dc:creator>
              <dc:date>2006-10-13T16:54:00</dc:date>
            </office:change-info>
            <text:p text:style-name="Body_20_Text_20_Cont">:</text:p>
            <text:p text:style-name="Code_20_First">rational r;</text:p>
            <text:p text:style-name="Code">((r += 42) *= rational(1,5)) -= 2<text:hidden-text text:condition="ooow:comment == 1" text:string-value="It works for udts because of the hidden function calls but really should not be encouraged." text:is-hidden="true">It works for udts because of the hidden function calls but really should not be encouraged.</text:hidden-text>;</text:p>
            <text:p text:style-name="Code_20_Last">std::cout &lt;&lt; r &lt;&lt; '\n'; <text:s text:c="21"/>// prints 32/5</text:p>
            <text:p text:style-name="Body_20_Text_20_Cont">On the other hand, the resulting code is certainly clumsy and hard to read. Nonetheless, I recommend following this convention for implementing assignment operators, and I suggest not writing code to take advantage of it. </text:p>
          </text:deletion>
        </text:changed-region>
        <text:changed-region text:id="ct1220741232">
          <text:insertion>
            <office:change-info>
              <dc:creator>Ray Lischner</dc:creator>
              <dc:date>2006-10-13T16:54:00</dc:date>
            </office:change-info>
          </text:insertion>
        </text:changed-region>
        <text:changed-region text:id="ct1364720732">
          <text:deletion>
            <office:change-info>
              <dc:creator>Ray Lischner</dc:creator>
              <dc:date>2006-10-13T16:55:00</dc:date>
            </office:change-info>
            <text:p text:style-name="Body_20_Text_20_Cont">Do not change the return type to <text:span text:style-name="Code_20_Inline">void</text:span>. </text:p>
          </text:deletion>
        </text:changed-region>
        <text:changed-region text:id="ct1235857984">
          <text:deletion>
            <office:change-info>
              <dc:creator>Ray Lischner</dc:creator>
              <dc:date>2006-10-13T16:55:00</dc:date>
            </office:change-info>
            <text:p text:style-name="Body_20_Text_20_Cont"><text:s/>as a read-only value</text:p>
          </text:deletion>
        </text:changed-region>
        <text:changed-region text:id="ct1364717708">
          <text:insertion>
            <office:change-info>
              <dc:creator>Ray Lischner</dc:creator>
              <dc:date>2006-10-13T16:55:00</dc:date>
            </office:change-info>
          </text:insertion>
        </text:changed-region>
        <text:changed-region text:id="ct1245383752">
          <text:insertion>
            <office:change-info>
              <dc:creator>Ray Lischner</dc:creator>
              <dc:date>2006-10-13T16:56:00</dc:date>
            </office:change-info>
          </text:insertion>
        </text:changed-region>
        <text:changed-region text:id="ct1244967480">
          <text:insertion>
            <office:change-info>
              <dc:creator>Ray Lischner</dc:creator>
              <dc:date>2006-10-16T09:33:00</dc:date>
            </office:change-info>
          </text:insertion>
        </text:changed-region>
        <text:changed-region text:id="ct1364721516">
          <text:insertion>
            <office:change-info>
              <dc:creator>Ray Lischner</dc:creator>
              <dc:date>2006-10-16T09:33:00</dc:date>
            </office:change-info>
          </text:insertion>
        </text:changed-region>
        <text:changed-region text:id="ct1364719276">
          <text:deletion>
            <office:change-info>
              <dc:creator>Ray Lischner</dc:creator>
              <dc:date>2006-10-16T09:33:00</dc:date>
            </office:change-info>
            <text:p text:style-name="Code">lhs</text:p>
          </text:deletion>
        </text:changed-region>
        <text:changed-region text:id="ct1236226516">
          <text:insertion>
            <office:change-info>
              <dc:creator>Ray Lischner</dc:creator>
              <dc:date>2006-10-16T09:33:00</dc:date>
            </office:change-info>
          </text:insertion>
        </text:changed-region>
        <text:changed-region text:id="ct1252098652">
          <text:deletion>
            <office:change-info>
              <dc:creator>Ray Lischner</dc:creator>
              <dc:date>2006-10-16T09:33:00</dc:date>
            </office:change-info>
            <text:p text:style-name="Code">lhs</text:p>
          </text:deletion>
        </text:changed-region>
        <text:changed-region text:id="ct1144913208">
          <text:insertion>
            <office:change-info>
              <dc:creator>Ray Lischner</dc:creator>
              <dc:date>2006-10-16T09:33:00</dc:date>
            </office:change-info>
          </text:insertion>
        </text:changed-region>
        <text:changed-region text:id="ct1364718156">
          <text:insertion>
            <office:change-info>
              <dc:creator>Ray Lischner</dc:creator>
              <dc:date>2006-10-13T16:57:00</dc:date>
            </office:change-info>
          </text:insertion>
        </text:changed-region>
        <text:changed-region text:id="ct1244967592">
          <text:deletion>
            <office:change-info>
              <dc:creator>Ray Lischner</dc:creator>
              <dc:date>2006-10-16T09:33:00</dc:date>
            </office:change-info>
            <text:p text:style-name="Body_20_Text_20_Cont">Can you spot the coding trick I used to implement the free multiplication operator? <text:span text:style-name="T1">What is it?</text:span></text:p>
            <text:p text:style-name="Body_20_Text_20_First">~LLL</text:p>
            <text:p text:style-name="Body_20_Text_20_First">~LLL</text:p>
            <text:p text:style-name="Body_20_Text_20_Cont">The type of the first parameter is plain <text:span text:style-name="Code_20_Inline">rational</text:span>, not <text:span text:style-name="Code_20_Inline">rational</text:span> <text:span text:style-name="Code_20_Inline">const&amp;</text:span>. The function modifies the first parameter, <text:span text:style-name="Code_20_Inline">lhs</text:span>, so it cannot be <text:span text:style-name="Code_20_Inline">const</text:span>. The change must be kept local to the function, so the parameter must be passed by value, not by reference.</text:p>
            <text:p text:style-name="Body_20_Text"><text:span text:style-name="T1">Passing the destination argument by value simplifies the code slightly. If the argument were passed by reference, the function would need to make its own copy of the argument. By passing the argument by value, the compiler makes the copy for you. If, for any reason, the program fails to copy the object successfully (say, the system runs out of memory), the failure occurs prior to calling the function, so you don’t need to write any exception-handlers or other clean-up code in the function</text:span><text:span text:style-name="T1"><text:hidden-text text:condition="ooow:comment == 1" text:string-value="but you don't anyway, this is an entirely spurious argument" text:is-hidden="true">but you don't anyway, this is an entirely spurious argument</text:hidden-text></text:span><text:span text:style-name="T1">. Just let the compiler do its job, and the assignment function can do its in the most straightforward manner possible. (Later in the book, you will see examples of classes that require much more care and feeding when exceptions are being thrown around. Establish good coding habits early</text:span><text:span text:style-name="T1"><text:hidden-text text:condition="ooow:comment == 1" text:string-value="yes, I am all in favour of that but is it really the case here. Make both parameters by const reference then the body of the function becomes: rational value(lhs); return value *= rhs;" text:is-hidden="true">yes, I am all in favour of that but is it really the case here. Make both parameters by const reference then the body of the function becomes: rational value(lhs); return value *= rhs;</text:hidden-text></text:span><text:span text:style-name="T1">.)</text:span></text:p>
          </text:deletion>
        </text:changed-region>
        <text:changed-region text:id="ct1251827724">
          <text:deletion>
            <office:change-info>
              <dc:creator>Ray Lischner</dc:creator>
              <dc:date>2006-10-16T09:34:00</dc:date>
            </office:change-info>
            <text:p text:style-name="Body_20_Text"><text:span text:style-name="T1"/></text:p>
            <text:p text:style-name="Body_20_Text"><text:span text:style-name="T1"/></text:p>
          </text:deletion>
        </text:changed-region>
        <text:changed-region text:id="ct1297955584">
          <text:insertion>
            <office:change-info>
              <dc:creator>Matthew Moodie</dc:creator>
              <dc:date>2006-10-05T17:50:00</dc:date>
            </office:change-info>
          </text:insertion>
        </text:changed-region>
        <text:changed-region text:id="ct1244796476">
          <text:insertion>
            <office:change-info>
              <dc:creator>Ray Lischner</dc:creator>
              <dc:date>2006-10-16T10:51:00</dc:date>
            </office:change-info>
          </text:insertion>
        </text:changed-region>
        <text:changed-region text:id="ct1245358096">
          <text:insertion>
            <office:change-info>
              <dc:creator>Ray Lischner</dc:creator>
              <dc:date>2006-10-16T09:30:00</dc:date>
            </office:change-info>
          </text:insertion>
        </text:changed-region>
        <text:changed-region text:id="ct1244967032">
          <text:deletion>
            <office:change-info>
              <dc:creator>Ray Lischner</dc:creator>
              <dc:date>2006-10-16T09:30:00</dc:date>
            </office:change-info>
            <text:p text:style-name="Code">*this += 1</text:p>
          </text:deletion>
        </text:changed-region>
        <text:changed-region text:id="ct1297955248">
          <text:insertion>
            <office:change-info>
              <dc:creator>Matthew Moodie</dc:creator>
              <dc:date>2006-10-05T17:51:00</dc:date>
            </office:change-info>
          </text:insertion>
        </text:changed-region>
        <text:changed-region text:id="ct1244967368">
          <text:format-change>
            <office:change-info>
              <dc:creator>Ray Lischner</dc:creator>
              <dc:date>2006-10-16T09:30:00</dc:date>
            </office:change-info>
          </text:format-change>
        </text:changed-region>
        <text:changed-region text:id="ct1244969832">
          <text:insertion>
            <office:change-info>
              <dc:creator>Ray Lischner</dc:creator>
              <dc:date>2006-10-16T09:31:00</dc:date>
            </office:change-info>
          </text:insertion>
        </text:changed-region>
        <text:changed-region text:id="ct1244968152">
          <text:deletion>
            <office:change-info>
              <dc:creator>Ray Lischner</dc:creator>
              <dc:date>2006-10-16T09:30:00</dc:date>
            </office:change-info>
            <text:p text:style-name="Body_20_Text">, which cannot be used as the target of a further assignment</text:p>
          </text:deletion>
        </text:changed-region>
        <text:changed-region text:id="ct1248355340">
          <text:insertion>
            <office:change-info>
              <dc:creator>Ray Lischner</dc:creator>
              <dc:date>2006-10-16T09:36:00</dc:date>
            </office:change-info>
          </text:insertion>
        </text:changed-region>
        <text:changed-region text:id="ct1235013764">
          <text:deletion>
            <office:change-info>
              <dc:creator>Ray Lischner</dc:creator>
              <dc:date>2006-10-16T09:37:00</dc:date>
            </office:change-info>
            <text:p text:style-name="Code">*this</text:p>
          </text:deletion>
        </text:changed-region>
        <text:changed-region text:id="ct1252099660">
          <text:insertion>
            <office:change-info>
              <dc:creator>Ray Lischner</dc:creator>
              <dc:date>2006-10-16T09:37:00</dc:date>
            </office:change-info>
          </text:insertion>
        </text:changed-region>
        <text:changed-region text:id="ct1144912088">
          <text:deletion>
            <office:change-info>
              <dc:creator>Ray Lischner</dc:creator>
              <dc:date>2006-10-16T09:37:00</dc:date>
            </office:change-info>
            <text:p text:style-name="Code">1</text:p>
          </text:deletion>
        </text:changed-region>
        <text:changed-region text:id="ct1252098204">
          <text:insertion>
            <office:change-info>
              <dc:creator>Ray Lischner</dc:creator>
              <dc:date>2006-10-16T09:37:00</dc:date>
            </office:change-info>
          </text:insertion>
        </text:changed-region>
        <text:changed-region text:id="ct1364718716">
          <text:deletion>
            <office:change-info>
              <dc:creator>Ray Lischner</dc:creator>
              <dc:date>2006-10-16T09:37:00</dc:date>
            </office:change-info>
            <text:p text:style-name="Code">*this</text:p>
          </text:deletion>
        </text:changed-region>
        <text:changed-region text:id="ct1255324664">
          <text:insertion>
            <office:change-info>
              <dc:creator>Ray Lischner</dc:creator>
              <dc:date>2006-10-16T09:37:00</dc:date>
            </office:change-info>
          </text:insertion>
        </text:changed-region>
        <text:changed-region text:id="ct1297955696">
          <text:deletion>
            <office:change-info>
              <dc:creator>Ray Lischner</dc:creator>
              <dc:date>2006-10-16T09:37:00</dc:date>
            </office:change-info>
            <text:p text:style-name="Code">1</text:p>
          </text:deletion>
        </text:changed-region>
        <text:changed-region text:id="ct1251898608">
          <text:insertion>
            <office:change-info>
              <dc:creator>Ray Lischner</dc:creator>
              <dc:date>2006-10-16T09:37:00</dc:date>
            </office:change-info>
          </text:insertion>
        </text:changed-region>
        <text:changed-region text:id="ct1255321976">
          <text:insertion>
            <office:change-info>
              <dc:creator>Ray Lischner</dc:creator>
              <dc:date>2006-10-16T09:39:00</dc:date>
            </office:change-info>
          </text:insertion>
        </text:changed-region>
        <text:changed-region text:id="ct1246009900">
          <text:insertion>
            <office:change-info>
              <dc:creator>Ray Lischner</dc:creator>
              <dc:date>2006-10-16T09:38:00</dc:date>
            </office:change-info>
          </text:insertion>
        </text:changed-region>
        <text:changed-region text:id="ct1195777576">
          <text:insertion>
            <office:change-info>
              <dc:creator>Ray Lischner</dc:creator>
              <dc:date>2006-10-16T09:38:00</dc:date>
            </office:change-info>
          </text:insertion>
        </text:changed-region>
        <text:changed-region text:id="ct1199411544">
          <text:insertion>
            <office:change-info>
              <dc:creator>Ray Lischner</dc:creator>
              <dc:date>2006-10-16T09:38:00</dc:date>
            </office:change-info>
          </text:insertion>
        </text:changed-region>
        <text:changed-region text:id="ct1252101340">
          <text:insertion>
            <office:change-info>
              <dc:creator>Ray Lischner</dc:creator>
              <dc:date>2006-10-16T09:38:00</dc:date>
            </office:change-info>
          </text:insertion>
        </text:changed-region>
      </text:tracked-changes>
      <text:variable-decls>
        <text:variable-decl office:value-type="float" text:name="chapter"/>
        <text:variable-decl office:value-type="float" text:name="com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variable-set text:name="comment" text:display="none" text:formula="ooow:0" office:value-type="float" office:value="0" style:data-style-name="N0"/>Exploration <text:variable-set text:name="chapter" office:value-type="float" office:value="44" style:data-style-name="N0">44</text:variable-set></text:p>
      <text:p text:style-name="Chapter_20_Title">More Operators</text:p>
      <text:p text:style-name="Body_20_Text_20_First">C++ has lots of operators. Lots and lots. So far, I’ve introduced the basic operators that you need for most programs: arithmetic, comparison, assignment, subscript, and function call. Now it’s time to introduce some more: additional assignment operators, the conditional operator (which is like having an <text:span text:style-name="Code_20_Inline">if</text:span> statement in the middle of an expression), and the comma operator (<text:change-start text:change-id="ct1612348304"/>most <text:change-end text:change-id="ct1612348304"/>often used in <text:span text:style-name="Code_20_Inline">for</text:span> loops<text:hidden-text text:condition="ooow:comment == 1" text:string-value="I do not think so." text:is-hidden="true">I do not think so.</text:hidden-text>).</text:p>
      <text:p text:style-name="Heading_20_1">Conditional Operator</text:p>
      <text:p text:style-name="Body_20_Text_20_First">The conditional operator is a unique entry in the C++ operator bestiary, being a ternary operator, that is, an operator that takes three operands:</text:p>
      <text:p text:style-name="Code_20_Single"><text:hidden-text text:condition="ooow:" text:string-value=".txt" text:is-hidden="true"/>condition ? true-part : false-part</text:p>
      <text:p text:style-name="Body_20_Text_20_Cont">The <text:span text:style-name="T2">condition</text:span> is a Boolean expression. If it evaluates to true, the result of the entire expression is the <text:span text:style-name="T2">true-part</text:span>. If the condition is <text:change text:change-id="ct1662155636"/><text:change-start text:change-id="ct1248463644"/>false<text:change-end text:change-id="ct1248463644"/>, the result is the <text:span text:style-name="T2">false-part</text:span>. As in an <text:span text:style-name="Code_20_Inline">if</text:span> statement, only one part is evaluated; the branch not taken is skipped. For example, the following statement is perfectly safe:</text:p>
      <text:p text:style-name="Code_20_Single">std::cout &lt;&lt; (x == 0 ? 0 : y / x);</text:p>
      <text:p text:style-name="Body_20_Text_20_Cont">If <text:span text:style-name="Code_20_Inline">x</text:span> is zero, the <text:span text:style-name="Code_20_Inline">y</text:span> <text:span text:style-name="Code_20_Inline">/</text:span> <text:span text:style-name="Code_20_Inline">x</text:span> expression is not evaluated, and division by zero never occurs. The conditional operator has very low precedence, so you often see it written inside parentheses. Assignment has lower precedence, so you can safely use conditional operators as the source of an assignment statement:</text:p>
      <text:p text:style-name="Code_20_Single">x = test ? 42 : 24;</text:p>
      <text:p text:style-name="Body_20_Text_20_Cont"><text:hidden-text text:condition="ooow:comment == 1" text:string-value="it is a bit more complicated than that and more importantly different to the way it works in C" text:is-hidden="true">it is a bit more complicated than that and more importantly different to the way it works in C</text:hidden-text><text:change-start text:change-id="ct1661959136"/><text:hidden-text text:condition="ooow:" text:string-value="[RL]Yes, but it’s an adequate approximation for the purposes of this book" text:is-hidden="true"/><text:change-end text:change-id="ct1661959136"/></text:p>
      <text:p text:style-name="Body_20_Text">The <text:span text:style-name="T2">true-part</text:span> and <text:span text:style-name="T2">false-part</text:span> are expressions that have the same or compatible types, that is, the compiler can automatically convert one type to the other, ensuring that the entire conditional expression has a well-defined type. For example, you can mix an integer and a floating-point number; the expression result is a floating-point number. The following statement prints <text:span text:style-name="Code_20_Inline">10.000000</text:span> if <text:span text:style-name="Code_20_Inline">x</text:span> is positive:</text:p>
      <text:p text:style-name="Code_20_Single">std::cout &lt;&lt; std::fixed &lt;&lt; (x &gt; 0 ? 10 : 42.24) &lt;&lt; '\n';</text:p>
      <text:p text:style-name="Body_20_Text">Do not use the conditional operator as a replacement for <text:span text:style-name="Code_20_Inline">if</text:span> statements. If you have a choice, use an <text:span text:style-name="Code_20_Inline">if</text:span> statement because a statement is almost always easier to read and understand than a conditional expression. Use conditional expressions in situations when <text:span text:style-name="Code_20_Inline">if</text:span> statements are infeasible. Initializing a data member in a constructor, for example, does not permit the use of an <text:span text:style-name="Code_20_Inline">if</text:span> statement. Although you can use a member function for complicated conditions, you can also use a conditional expression for simple conditions.</text:p>
      <text:p text:style-name="Body_20_Text">The <text:span text:style-name="Code_20_Inline">rational</text:span> class (last seen in Exploration 43) for example, takes a numerator and a denominator as constructor arguments. The class ensures that its denominator is always positive; if the denominator is negative, it negates the numerator and denominator. In past explorations, I loaded the <text:span text:style-name="Code_20_Inline">reduce()</text:span> member function with additional responsibilities, such as checking for a zero denominator<text:change text:change-id="ct1661958576"/> <text:change-start text:change-id="ct1661958464"/>and <text:change-end text:change-id="ct1661958464"/>checking for a negative denominator to reverse the signs of the numerator and denominator. <text:change text:change-id="ct1661956224"/><text:change-start text:change-id="ct1661958688"/>T<text:change-end text:change-id="ct1661958688"/>his design has the advantage of centralizing all code needed to convert a rational number to canonical form. An alternate design is to separate the responsibility, and let the constructor check the denominator prior to calling <text:span text:style-name="Code_20_Inline">reduce()</text:span>. If the denominator is zero, the constructor throws an exception; if the denominator negative, the constructor negates the numerator and the denominator. This alternative design makes <text:span text:style-name="Code_20_Inline">reduce()</text:span> simpler, and simple functions are less error-prone than complicated functions. Listing <text:variable-get text:name="chapter" office:value-type="float" style:data-style-name="N0">44</text:variable-get>-<text:reference-ref text:reference-format="text" text:ref-name="conditional_code">1</text:reference-ref> shows how you can do this using conditional operators.</text:p>
      <text:p text:style-name="Code_20_Caption"><text:hidden-text text:condition="ooow:" text:string-value=".func" text:is-hidden="true"/>Listing <text:variable-get text:name="chapter" office:value-type="float" style:data-style-name="N0">44</text:variable-get>-<text:reference-mark-start text:name="conditional_code"/><text:sequence text:ref-name="refText0" text:name="Text" text:formula="ooow:Text+1" style:num-format="1">1</text:sequence><text:reference-mark-end text:name="conditional_code"/>. Using conditional expressions in a constructor’s initializer</text:p>
      <text:p text:style-name="Code_20_First">/// Construct a rational object from a numerator and a denominator.</text:p>
      <text:p text:style-name="Code">/// If the denominator is zero, throw zero_denominator. If the denominator</text:p>
      <text:p text:style-name="Code">/// is negative, normalize the value by negating the numerator and denominator.</text:p>
      <text:p text:style-name="Code">/// @post denominator_ &gt; 0</text:p>
      <text:p text:style-name="Code">/// @throws zero_denominator</text:p>
      <text:p text:style-name="Code">rational::rational(int num, int den)</text:p>
      <text:p text:style-name="Code">: numerator_(den &lt; 0 ? -num : num),</text:p>
      <text:p text:style-name="Code"><text:s text:c="2"/>denominator_(den == 0 ? throw zero_denominator("0 denominator") :</text:p>
      <text:p text:style-name="Code"><text:s text:c="26"/>(den &lt; 0 ? -den : den))<text:hidden-text text:condition="ooow:comment == 1" text:string-value="What I dislike about this is the two different meanings of : in the same statement. furthermore consider deniminator_(den == 0 ? throw zero_deniminator(&quot;0 denominator&quot;) : abs(den)" text:is-hidden="true">What I dislike about this is the two different meanings of : in the same statement. furthermore consider deniminator_(den == 0 ? throw zero_deniminator("0 denominator") : abs(den)</text:hidden-text><text:change-start text:change-id="ct1661959024"/><text:hidden-text text:condition="ooow:" text:string-value="[RL]I wanted to show multiple uses of ?: in the example. Even without the conditional expression, : has two uses. The conditional adds a third. When we get to templates, the reader will then see multiple uses of &lt; and &gt; in the same expression." text:is-hidden="true"/><text:change-end text:change-id="ct1661959024"/></text:p>
      <text:p text:style-name="Code">{</text:p>
      <text:p text:style-name="Code"><text:s text:c="2"/>reduce();</text:p>
      <text:p text:style-name="Code_20_Last">}</text:p>
      <text:p text:style-name="Body_20_Text_20_Cont">A <text:span text:style-name="Code_20_Inline">throw</text:span> expression has type void, but the compiler knows it doesn’t return, so you can use it as one (or both) of the parts of a conditional expression. The type of the overall expression is that of the non-throwing part (or <text:span text:style-name="Code_20_Inline">void</text:span> if both parts throw an exception).</text:p>
      <text:p text:style-name="Body_20_Text">In other words, if <text:span text:style-name="Code_20_Inline">den</text:span> is zero, the <text:span text:style-name="T2">true-part</text:span> of the expression throws an exception. If the condition is false, the <text:span text:style-name="T2">false-part</text:span> executes, which is another conditional expression, which evaluates the absolute value of <text:span text:style-name="Code_20_Inline">den</text:span>. The initializer for the numerator also tests <text:span text:style-name="Code_20_Inline">den</text:span>, and if negative, it negates the numerator, too.</text:p>
      <text:p text:style-name="Body_20_Text"><text:change-start text:change-id="ct1144943068"/>Like me, <text:change-end text:change-id="ct1144943068"/><text:change text:change-id="ct1661958240"/><text:change-start text:change-id="ct1144912984"/>y<text:change-end text:change-id="ct1144912984"/>ou might find the use of conditional expressions makes the code harder to read. The conditional operator is widely used in C++ programs, so you must get used to reading it. If you decide that the conditional expressions are just too complicated, write a separate, private member function to do the work<text:hidden-text text:condition="ooow:comment == 1" text:string-value="I would most strongly advocate this solution even though I am pretty fluent in C++" text:is-hidden="true">I would most strongly advocate this solution even though I am pretty fluent in C++</text:hidden-text>, and initialize the member by calling the function, as shown in Listing <text:variable-get text:name="chapter" office:value-type="float" style:data-style-name="N0">44</text:variable-get>-<text:reference-ref text:reference-format="text" text:ref-name="initializer_with_function_code">2</text:reference-ref>.</text:p>
      <text:p text:style-name="Code_20_Caption"><text:hidden-text text:condition="ooow:" text:string-value=".func" text:is-hidden="true"/>Listing <text:variable-get text:name="chapter" office:value-type="float" style:data-style-name="N0">44</text:variable-get>-<text:reference-mark-start text:name="initializer_with_function_code"/><text:sequence text:ref-name="refText1" text:name="Text" text:formula="ooow:Text+1" style:num-format="1">2</text:sequence><text:reference-mark-end text:name="initializer_with_function_code"/>. Using a function and conditional statements instead of conditional expressions</text:p>
      <text:p text:style-name="Code_20_First">/// Construct a rational object from a numerator and a denominator.</text:p>
      <text:p text:style-name="Code">/// If the denominator is zero, throw zero_denominator. If the denominator</text:p>
      <text:p text:style-name="Code">/// is negative, normalize the value by negating the numerator and denominator.</text:p>
      <text:p text:style-name="Code">/// @post denominator_ &gt; 0</text:p>
      <text:p text:style-name="Code">/// @throws zero_denominator</text:p>
      <text:p text:style-name="Code">rational::rational(int num, int den)</text:p>
      <text:p text:style-name="Code">: numerator_(den &lt; 0 ? -num : num), denominator_(init_denominator(den))</text:p>
      <text:p text:style-name="Code">{</text:p>
      <text:p text:style-name="Code"><text:s text:c="2"/>reduce();</text:p>
      <text:p text:style-name="Code">}</text:p>
      <text:p text:style-name="Code"/>
      <text:p text:style-name="Code">/// Return an initial value for the denominator_ member. This function is used</text:p>
      <text:p text:style-name="Code">/// only in a constructor’s initializer list.</text:p>
      <text:p text:style-name="Code">int rational::init_denominator(int den)</text:p>
      <text:p text:style-name="Code">{</text:p>
      <text:p text:style-name="Code"><text:s text:c="2"/>if (den == 0)</text:p>
      <text:p text:style-name="Code"><text:s text:c="4"/>throw zero_denominator("0 denominator");</text:p>
      <text:p text:style-name="Code"><text:s text:c="2"/>else if (den &lt; 0)</text:p>
      <text:p text:style-name="Code"><text:s text:c="4"/>return -den;</text:p>
      <text:p text:style-name="Code"><text:s text:c="2"/>else</text:p>
      <text:p text:style-name="Code"><text:s text:c="4"/>return den;</text:p>
      <text:p text:style-name="Code_20_Last">}<text:hidden-text text:condition="ooow:comment == 1" text:string-value="I would replace the second if else with return abs(den)" text:is-hidden="true">I would replace the second if else with return abs(den)</text:hidden-text><text:change-start text:change-id="ct1661959696"/><text:hidden-text text:condition="ooow:" text:string-value="[RL]I don’t because I didn’t earlier, and I want to maintain parallel designs" text:is-hidden="true"/><text:change-end text:change-id="ct1661959696"/></text:p>
      <text:p text:style-name="Body_20_Text_20_Cont">When writing new code, use the technique that you like best, but get used to reading both programming styles.</text:p>
      <text:p text:style-name="Heading_20_1">Comma Operator</text:p>
      <text:p text:style-name="Body_20_Text_20_First">The comma (<text:span text:style-name="Code_20_Inline">,</text:span>) serves many roles: it separates arguments in a function call, parameters in a function declaration, declarators in a declaration, and initializers in a constructor’s initializer list. <text:change-start text:change-id="ct1144911192"/>In all these cases, the comma is a punctuator, that is, a symbol that is part of the synta<text:change-end text:change-id="ct1144911192"/><text:change-start text:change-id="ct1144913096"/>x that serves only to show where one thing (argument, declarator, etc.) ends and another thing begins. <text:change-end text:change-id="ct1144913096"/>It is also an operator in its own right<text:hidden-text text:condition="ooow:comment == 1" text:string-value="please make it absolutely clear that all the other examples are a comma used as a punctuator" text:is-hidden="true">please make it absolutely clear that all the other examples are a comma used as a punctuator</text:hidden-text> (briefly introduced in Exploration 12)<text:change-start text:change-id="ct1661957344"/>, which is a completely different use for the same symbol<text:change-end text:change-id="ct1661957344"/>. The comma as operator separates two expressions; it causes the left-hand operand to be evaluated, then the result is discarded, and then the right-hand operand is evaluated, which becomes the result of the entire expression.</text:p>
      <text:p text:style-name="Body_20_Text">At first, this operator seems a little pointless. After all, what’s the purpose of writing, say,</text:p>
      <text:p text:style-name="Code_20_Single">x = 1 + 2, y = x + 3, z = y + 4</text:p>
      <text:p text:style-name="Body_20_Text_20_Cont">instead of, say,</text:p>
      <text:p text:style-name="Code_20_First">x = 1 + 2;</text:p>
      <text:p text:style-name="Code">y = x + 3;</text:p>
      <text:p text:style-name="Code_20_Last">z = y + 4;</text:p>
      <text:p text:style-name="Body_20_Text_20_Cont">The comma operator is not meant to be a substitute for writing separate statements. There is one situation, however, when multiple statements are not possible, but multiple expressions need to be evaluated. I speak of none other than the <text:span text:style-name="Code_20_Inline">for</text:span> loop.</text:p>
      <text:p text:style-name="Body_20_Text">Suppose you want to implement the <text:span text:style-name="Code_20_Inline">search</text:span> algorithm. Implementing a fully generic algorithm requires techniques that you haven’t learned yet, but you can write this function so it works with the iterators of a <text:span text:style-name="Code_20_Inline">vector&lt;int&gt;</text:span>. The basic idea is simple, <text:span text:style-name="Code_20_Inline">search</text:span> looks through a search range, trying to find a sequence of elements that equal elements in a match range. It steps through the search range one element at a time, testing whether a match starts at that element. If so, it returns an iterator that refers to the start of the match. If no match is found, <text:span text:style-name="Code_20_Inline">search</text:span> returns the end iterator. To check for a match, use a nested loop to compare successive elements in the two ranges. Listing <text:variable-get text:name="chapter" office:value-type="float" style:data-style-name="N0">44</text:variable-get>-<text:reference-ref text:reference-format="text" text:ref-name="search_code">3</text:reference-ref> shows one way to implement this function.</text:p>
      <text:p text:style-name="Code_20_Caption"><text:hidden-text text:condition="ooow:" text:string-value=".func" text:is-hidden="true"/>Listing <text:variable-get text:name="chapter" office:value-type="float" style:data-style-name="N0">44</text:variable-get>-<text:reference-mark-start text:name="search_code"/><text:sequence text:ref-name="refText2" text:name="Text" text:formula="ooow:Text+1" style:num-format="1">3</text:sequence><text:reference-mark-end text:name="search_code"/>. Searching for a matching subrange in a vector of integers</text:p>
      <text:p text:style-name="Code_20_First">#include &lt;vector&gt;</text:p>
      <text:p text:style-name="Code"/>
      <text:p text:style-name="Code">typedef std::vector&lt;int&gt;::iterator viterator;</text:p>
      <text:p text:style-name="Code">typedef std::vector&lt;int&gt;::difference_type vdifference;</text:p>
      <text:p text:style-name="Code"/>
      <text:p text:style-name="Code">viterator search(viterator first1,viterator last1,viterator first2,viterator last2)</text:p>
      <text:p text:style-name="Code">{</text:p>
      <text:p text:style-name="Code"><text:s text:c="2"/>// s1 is the size of the untested portion of the first range</text:p>
      <text:p text:style-name="Code"><text:s text:c="2"/>// s2 is the size of the second range</text:p>
      <text:p text:style-name="Code"><text:s text:c="2"/>// End the search when s2 &gt; s1 because a match is impossible if the remaining</text:p>
      <text:p text:style-name="Code"><text:s text:c="2"/>// portion of the search range is smaller than the test range. Each iteration</text:p>
      <text:p text:style-name="Code"><text:s text:c="2"/>// of the outer loop shrinks the search range by one, and advances the first1</text:p>
      <text:p text:style-name="Code"><text:s text:c="2"/>// iterator. The inner loop searches for a match starting at first1.<text:change text:change-id="ct1235857424"/> <text:s/>for (vdifference s1(last1-first1), s2(last2-first2); s2 &lt;= s1; --s1, ++first1)<text:hidden-text text:condition="ooow:comment == 1" text:string-value="I really do not like this. The comma operator is usually best avoided if there is a comfortable way to do so, which there is here." text:is-hidden="true">I really do not like this. The comma operator is usually best avoided if there is a comfortable way to do so, which there is here.</text:hidden-text><text:change-start text:change-id="ct1144912312"/><text:hidden-text text:condition="ooow:" text:string-value="[RL]I’m not arguing that this implementation of search is ideal, but I think it works well as an example of the comma operator, including a demonstration of the comma as punctuator in the same statement." text:is-hidden="true"/><text:change-end text:change-id="ct1144912312"/></text:p>
      <text:p text:style-name="Code"><text:s text:c="2"/>{</text:p>
      <text:p text:style-name="Code"><text:s text:c="4"/>// Is there a match starting at first1?<text:change-start text:change-id="ct1297955472"/></text:p>
      <text:p text:style-name="Code"><text:s text:c="4"/>viterator f2(first2);<text:change-end text:change-id="ct1297955472"/></text:p>
      <text:p text:style-name="Code"><text:s text:c="4"/>for (viterator f1(first1)<text:change text:change-id="ct1661958800"/>;</text:p>
      <text:p text:style-name="Code"><text:s text:c="9"/>f1 != last1 and f2 != last2 and *f1 == *f2;</text:p>
      <text:p text:style-name="Code_20_Bold"><text:s text:c="9"/>++f1, ++f2)</text:p>
      <text:p text:style-name="Code"><text:s text:c="5"/>{</text:p>
      <text:p text:style-name="Code"><text:s text:c="8"/>// The subsequence matches so far, so keep checking.</text:p>
      <text:p text:style-name="Code"><text:s text:c="8"/>// All the work is done in the loop header, so the body is empty.</text:p>
      <text:p text:style-name="Code"><text:s text:c="5"/>}<text:change-start text:change-id="ct1364718268"/></text:p>
      <text:p text:style-name="Code"><text:s text:c="5"/>if (f2 == last2)</text:p>
      <text:p text:style-name="Code"><text:s text:c="7"/>return first1;<text:change-end text:change-id="ct1364718268"/><text:change-start text:change-id="ct1364719948"/> <text:s text:c="4"/>// match starts at first1<text:change-end text:change-id="ct1364719948"/></text:p>
      <text:p text:style-name="Code"><text:s text:c="2"/>}</text:p>
      <text:p text:style-name="Code"><text:s text:c="2"/>// no match</text:p>
      <text:p text:style-name="Code"><text:s text:c="2"/>return last1;</text:p>
      <text:p text:style-name="Code_20_Last">}</text:p>
      <text:p text:style-name="Body_20_Text_20_Cont">The boldface lines demonstrate the comma operator. The initialization portion of the <text:span text:style-name="Code_20_Inline">for</text:span> loop does not invoke the comma operator. The comma in the declaration is just a separator between declarators. The comma operator appears in the post-iteration part of the loop. Because the post-iteration part of a <text:span text:style-name="Code_20_Inline">for</text:span> loop is an expression, you cannot use multiple statements to increment multiple objects<text:hidden-text text:condition="ooow:comment == 1" text:string-value="Yes but it gets pretty nasty because you can also use a comma operator in the first part of the for loop unless you make that a declaration" text:is-hidden="true">Yes but it gets pretty nasty because you can also use a comma operator in the first part of the for loop unless you make that a declaration</text:hidden-text>. Instead, you need to do it in a single expression. Hence the need for the comma operator<text:hidden-text text:condition="ooow:comment == 1" text:string-value="Not really, just do it in the body of the for-loop and leave this part empty (the programmer will then know that the for loop makes the change that will cause loop exit. OK so I am pretty anti the comma operator because in my experience it just confuses." text:is-hidden="true">Not really, just do it in the body of the for-loop and leave this part empty (the programmer will then know that the for loop makes the change that will cause loop exit. OK so I am pretty anti the comma operator because in my experience it just confuses.</text:hidden-text>.<text:change-start text:change-id="ct1144912760"/></text:p>
      <text:p text:style-name="Body_20_Text">On the other hand, some programmers prefer to avoid the comma operator because the resulting code can be hard to read. <text:span text:style-name="T1">Rewrite </text:span><text:change-end text:change-id="ct1144912760"/><text:change-start text:change-id="ct1144911416"/><text:span text:style-name="T1"><text:s/>Listing </text:span><text:span text:style-name="T1"><text:variable-get text:name="chapter" office:value-type="float" style:data-style-name="N0">44</text:variable-get></text:span><text:span text:style-name="T1">-</text:span><text:span text:style-name="T1"><text:reference-ref text:reference-format="text" text:ref-name="search_code">3</text:reference-ref></text:span><text:span text:style-name="T1"> so it does not use the comma operator.</text:span><text:span text:style-name="T3"> </text:span><text:span text:style-name="T1">Which version of the function do you prefer?</text:span><text:span text:style-name="T3"> ~SSS Listing </text:span><text:span text:style-name="T3"><text:variable-get text:name="chapter" office:value-type="float" style:data-style-name="N0">44</text:variable-get></text:span><text:span text:style-name="T3">-</text:span><text:span text:style-name="T3"><text:reference-ref text:reference-format="text" text:ref-name="search_wo_comma_op_code">4</text:reference-ref></text:span><text:span text:style-name="T3"> shows my version of </text:span><text:span text:style-name="T4">search</text:span><text:span text:style-name="T3"> without the comma operator</text:span><text:change-end text:change-id="ct1144911416"/><text:change-start text:change-id="ct1199414456"/><text:span text:style-name="T3">.</text:span></text:p>
      <text:p text:style-name="Code_20_Caption"><text:hidden-text text:condition="ooow:" text:string-value=".func" text:is-hidden="true"/>Listing <text:variable-get text:name="chapter" office:value-type="float" style:data-style-name="N0">44</text:variable-get>-<text:reference-mark-start text:name="search_wo_comma_op_code"/><text:sequence text:ref-name="refText9" text:name="Text" text:formula="ooow:Text+1" style:num-format="1">4</text:sequence><text:reference-mark-end text:name="search_wo_comma_op_code"/>. The <text:span text:style-name="Code_20_Inline">search</text:span> function without using the comma operator</text:p>
      <text:p text:style-name="Code_20_First">#include &lt;vector&gt;</text:p>
      <text:p text:style-name="Code"/>
      <text:p text:style-name="Code">typedef std::vector&lt;int&gt;::iterator viterator;</text:p>
      <text:p text:style-name="Code">typedef std::vector&lt;int&gt;::difference_type vdifference;</text:p>
      <text:p text:style-name="Code"/>
      <text:p text:style-name="Code">viterator search(viterator first1,viterator last1,viterator first2,viterator last2)</text:p>
      <text:p text:style-name="Code">{</text:p>
      <text:p text:style-name="Code"><text:s text:c="2"/>// s1 is the size of the untested portion of the first range</text:p>
      <text:p text:style-name="Code"><text:s text:c="2"/>// s2 is the size of the second range</text:p>
      <text:p text:style-name="Code"><text:s text:c="2"/>// End the search when s2 &gt; s1 because a match is impossible if the remaining</text:p>
      <text:p text:style-name="Code"><text:s text:c="2"/>// portion of the search range is smaller than the test range. Each iteration</text:p>
      <text:p text:style-name="Code"><text:s text:c="2"/>// of the outer loop shrinks the search range by one, and advances the first1</text:p>
      <text:p text:style-name="Code"><text:s text:c="2"/>// iterator. The inner loop searches for a match starting at first1.</text:p>
      <text:p text:style-name="Code_20_Bold"><text:s text:c="2"/>for (vdifference s1(last1-first1), s2(last2-first2); s2 &lt;= s1; --s1)</text:p>
      <text:p text:style-name="Code"><text:s text:c="2"/>{</text:p>
      <text:p text:style-name="Code"><text:s text:c="4"/>// Is there a match starting at first1?</text:p>
      <text:p text:style-name="Code"><text:s text:c="4"/>viterator f2(first2);</text:p>
      <text:p text:style-name="Code_20_Bold"><text:s text:c="4"/>for (viterator f1(first1); f1 != last1 and f2 != last2 and *f1 == *f2; )</text:p>
      <text:p text:style-name="Code"><text:s text:c="5"/>{</text:p>
      <text:p text:style-name="Code_20_Bold"><text:s text:c="7"/>++f1;</text:p>
      <text:p text:style-name="Code_20_Bold"><text:s text:c="7"/>++f2;</text:p>
      <text:p text:style-name="Code"><text:s text:c="5"/>}</text:p>
      <text:p text:style-name="Code"><text:s text:c="5"/>if (f2 == last2)</text:p>
      <text:p text:style-name="Code"><text:s text:c="7"/>return first1; <text:s text:c="4"/>// match starts at first1</text:p>
      <text:p text:style-name="Code_20_Bold"><text:s text:c="5"/>++first1;</text:p>
      <text:p text:style-name="Code"><text:s text:c="2"/>}</text:p>
      <text:p text:style-name="Code"><text:s text:c="2"/>// no match</text:p>
      <text:p text:style-name="Code"><text:s text:c="2"/>return last1;</text:p>
      <text:p text:style-name="Code_20_Last">}<text:change-end text:change-id="ct1199414456"/></text:p>
      <text:p text:style-name="Body_20_Text">The comma operator has very low precedence, even lower than assignment. If a loop needs to advance objects by steps of 2, for example, you can use assignment expressions with the comma operator:</text:p>
      <text:p text:style-name="Code_20_Single">for (int i(0), j(size-1); i &lt; j; i += 2, j -= 2) do_something(i, j);</text:p>
      <text:p text:style-name="Body_20_Text">By the way, C++ lets you overload the comma operator, but you shouldn’t take advantage of this feature. The comma is so basic, C++ programmers quickly grasp <text:change text:change-id="ct1252312060"/>its standard use<text:hidden-text text:condition="ooow:comment == 1" text:string-value="well some do, but there is hardly anywhere that the comma operator actually helps and its existence leads to subtle errors. Worse there is a sstrong temptation to overload it for things like creating 2D types. I know it has to be covered because even programmers who avoid using it will be caught be the compiler mis-interpreting an intnded use as a punctuator." text:is-hidden="true">well some do, but there is hardly anywhere that the comma operator actually helps and its existence leads to subtle errors. Worse there is a sstrong temptation to overload it for things like creating 2D types. I know it has to be covered because even programmers who avoid using it will be caught be the compiler mis-interpreting an intnded use as a punctuator.</text:hidden-text>. If the comma does not have its usual meaning, <text:s/>readers of your code will be confused, bewildered, and stymied when they try to understand it.</text:p>
      <text:p text:style-name="Heading_20_1">Arithmetic Assignment Operators</text:p>
      <text:p text:style-name="Body_20_Text_20_First">In addition to the usual arithmetic operators, C++ has assignment operators that combine arithmetic with assignment: <text:span text:style-name="Code_20_Inline">+=</text:span>, <text:span text:style-name="Code_20_Inline">-=</text:span>, <text:span text:style-name="Code_20_Inline">*=</text:span>, <text:span text:style-name="Code_20_Inline">/=</text:span>, and <text:span text:style-name="Code_20_Inline">%=</text:span>. The assignment operator <text:span text:style-name="Code_20_Inline">x</text:span> <text:span text:style-name="Code_20_Inline">+=</text:span> <text:span text:style-name="Code_20_Inline">y</text:span> is shorthand for <text:span text:style-name="Code_20_Inline">x</text:span> <text:span text:style-name="Code_20_Inline">=</text:span> <text:span text:style-name="Code_20_Inline">x</text:span> <text:span text:style-name="Code_20_Inline">+</text:span> <text:span text:style-name="Code_20_Inline">y</text:span>, and the same applies to the other special assignment operators. Thus, the following three expressions are all equivalent:</text:p>
      <text:p text:style-name="Code_20_First"><text:hidden-text text:condition="ooow:" text:string-value=".assert" text:is-hidden="true"/>x = x + 1</text:p>
      <text:p text:style-name="Code">x += 1</text:p>
      <text:p text:style-name="Code_20_Last">++x</text:p>
      <text:p text:style-name="Body_20_Text_20_First">The advantage of the special assignment operator is that <text:span text:style-name="Code_20_Inline">x</text:span> is evaluated only once, which can be a boon if <text:span text:style-name="Code_20_Inline">x</text:span> is a complicated expression. If <text:span text:style-name="Code_20_Inline">data</text:span> has type <text:span text:style-name="Code_20_Inline">std::vector&lt;int&gt;</text:span>, which of the two equivalent expressions do you find easier to read and understand:</text:p>
      <text:p text:style-name="Code_20_First">data.at(data.size() / 2) = data.at(data.size() / 2) + 10;</text:p>
      <text:p text:style-name="Code">data.at(data.size() / 2) += 10;</text:p>
      <text:p text:style-name="Body_20_Text_20_Cont">Listing <text:variable-get text:name="chapter" office:value-type="float" style:data-style-name="N0">44</text:variable-get>-<text:reference-ref text:reference-format="text" text:ref-name="arithmetic_op_code">5</text:reference-ref> shows a sample implementation of <text:span text:style-name="Code_20_Inline">*=</text:span> for the <text:span text:style-name="Code_20_Inline">rational</text:span> class.</text:p>
      <text:p text:style-name="Code_20_Caption"><text:hidden-text text:condition="ooow:" text:string-value=".func" text:is-hidden="true"/>Listing <text:variable-get text:name="chapter" office:value-type="float" style:data-style-name="N0">44</text:variable-get>-<text:reference-mark-start text:name="arithmetic_op_code"/><text:sequence text:ref-name="refText3" text:name="Text" text:formula="ooow:Text+1" style:num-format="1">5</text:sequence><text:reference-mark-end text:name="arithmetic_op_code"/>. Implementing the multiplication operator</text:p>
      <text:p text:style-name="Code_20_First">rational&amp; rational::operator*=(rational const&amp; rhs)</text:p>
      <text:p text:style-name="Code">{</text:p>
      <text:p text:style-name="Code"><text:s text:c="2"/>numerator_ *= rhs.numerator();</text:p>
      <text:p text:style-name="Code"><text:s text:c="2"/>denominator_ *= rhs.denominator();</text:p>
      <text:p text:style-name="Code"><text:s text:c="2"/>reduce();</text:p>
      <text:p text:style-name="Code"><text:s text:c="2"/>return *this;</text:p>
      <text:p text:style-name="Code_20_Last">}</text:p>
      <text:p text:style-name="Body_20_Text_20_Cont">The return type of <text:span text:style-name="Code_20_Inline">operator*=</text:span> is a reference, <text:span text:style-name="Code_20_Inline">rational&amp;</text:span>. The return value is <text:span text:style-name="Code_20_Inline">*this</text:span>. Although the compiler lets you use any return type and value, the convention is for assignment operators to return a reference to the object<text:change-start text:change-id="ct1244966920"/>, that is, an lvalue<text:change-end text:change-id="ct1244966920"/><text:change-start text:change-id="ct1302700496"/>.<text:change-end text:change-id="ct1302700496"/><text:change text:change-id="ct1364720844"/><text:hidden-text text:condition="ooow:comment == 1" text:string-value="NO, no, no, a thousand times no. That is undefined behaviour because there are no intervening sequence points and you attempt to modify the same variable more than once. What is allowed universally is the use of the value of the returned reference to assign to another variable not that that should be encouraged. The reason for encouraging plain references rather than the more obvious const references is to support various idioms such as returning the result of an assignment." text:is-hidden="true">NO, no, no, a thousand times no. That is undefined behaviour because there are no intervening sequence points and you attempt to modify the same variable more than once. What is allowed universally is the use of the value of the returned reference to assign to another variable not that that should be encouraged. The reason for encouraging plain references rather than the more obvious const references is to support various idioms such as returning the result of an assignment.</text:hidden-text><text:change text:change-id="ct1235860784"/><text:change-start text:change-id="ct1220741232"/> <text:change-end text:change-id="ct1220741232"/><text:change text:change-id="ct1364720732"/>Even if your code never uses the return value, many programmers use the result of an assignment<text:change text:change-id="ct1235857984"/><text:change-start text:change-id="ct1364717708"/>, so don’t use <text:span text:style-name="Code_20_Inline">void</text:span> as <text:s/>a<text:change-end text:change-id="ct1364717708"/><text:change-start text:change-id="ct1245383752"/> return type<text:change-end text:change-id="ct1245383752"/><text:hidden-text text:condition="ooow:comment == 1" text:string-value="However do not make the return type a const reference as that breaks various idioms, some of which maybe in use in templates." text:is-hidden="true">However do not make the return type a const reference as that breaks various idioms, some of which maybe in use in templates.</text:hidden-text>:</text:p>
      <text:p text:style-name="Code_20_First">rational r;</text:p>
      <text:p text:style-name="Code_20_Last">while ((r += rational(1,10)) != 2) do_something(r);</text:p>
      <text:p text:style-name="Body_20_Text">Often, implementing an arithmetic operator, such as <text:span text:style-name="Code_20_Inline">+</text:span>, is easiest to do by implementing the corresponding assignment operator first. Then implement the free operator in terms of the assignment operator, as shown in Listing <text:variable-get text:name="chapter" office:value-type="float" style:data-style-name="N0">44</text:variable-get>-<text:reference-ref text:reference-format="text" text:ref-name="rational_mult_code">6</text:reference-ref> for the <text:span text:style-name="Code_20_Inline">rational</text:span> class.</text:p>
      <text:p text:style-name="Code_20_Caption"><text:hidden-text text:condition="ooow:" text:string-value=".func" text:is-hidden="true"/>Listing <text:variable-get text:name="chapter" office:value-type="float" style:data-style-name="N0">44</text:variable-get>-<text:reference-mark-start text:name="rational_mult_code"/><text:sequence text:ref-name="refText4" text:name="Text" text:formula="ooow:Text+1" style:num-format="1">6</text:sequence><text:reference-mark-end text:name="rational_mult_code"/>. Reimplementing multiplication in terms of an assignment operator</text:p>
      <text:p text:style-name="Code_20_First">rational operator*(rational <text:change-start text:change-id="ct1244967480"/>const&amp; <text:change-end text:change-id="ct1244967480"/>lhs, rational const&amp; rhs)</text:p>
      <text:p text:style-name="Code">{<text:change-start text:change-id="ct1364721516"/></text:p>
      <text:p text:style-name="Code"><text:s text:c="2"/>rational result(lhs);<text:change-end text:change-id="ct1364721516"/></text:p>
      <text:p text:style-name="Code"><text:s text:c="2"/><text:change text:change-id="ct1364719276"/><text:change-start text:change-id="ct1236226516"/>result<text:change-end text:change-id="ct1236226516"/> *= rhs;</text:p>
      <text:p text:style-name="Code"><text:s text:c="2"/>return <text:change text:change-id="ct1252098652"/><text:change-start text:change-id="ct1144913208"/>result<text:change-end text:change-id="ct1144913208"/><text:hidden-text text:condition="ooow:comment == 1" text:string-value="why not just return lhs *= rhs; ?" text:is-hidden="true">why not just return lhs *= rhs; ?</text:hidden-text><text:change-start text:change-id="ct1364718156"/><text:hidden-text text:condition="ooow:" text:string-value="[RL]Style. I like my return statements to be separate, to keep the exit points clear" text:is-hidden="true"/><text:change-end text:change-id="ct1364718156"/>;</text:p>
      <text:p text:style-name="Code_20_Last">}</text:p>
      <text:p text:style-name="Body_20_Text_20_Cont"><text:change text:change-id="ct1244967592"/><text:change text:change-id="ct1251827724"/><text:span text:style-name="T1">Implement the </text:span><text:span text:style-name="T5">/=</text:span><text:span text:style-name="T1">, </text:span><text:span text:style-name="T5">+=</text:span><text:span text:style-name="T1">, and </text:span><text:span text:style-name="T5">-=</text:span><text:span text:style-name="T1"> operators for class </text:span><text:span text:style-name="T5">rational</text:span><text:span text:style-name="T1">.</text:span><text:span text:style-name="T3"> You can implement these operators in many different ways. I recommend putting the arithmetic logic in the assignment operators and reimplementing the </text:span><text:span text:style-name="T4">/</text:span><text:span text:style-name="T3">, </text:span><text:span text:style-name="T4">+</text:span><text:span text:style-name="T3">, and </text:span><text:span text:style-name="T4">-</text:span><text:span text:style-name="T3"> operators to use the assignment operators, as I did with the multiplication operators. My solution appears in Listing </text:span><text:span text:style-name="T3"><text:variable-get text:name="chapter" office:value-type="float" style:data-style-name="N0">44</text:variable-get></text:span><text:span text:style-name="T3">-</text:span><text:span text:style-name="T3"><text:reference-ref text:reference-format="text" text:ref-name="assignment_ops_code">7</text:reference-ref></text:span><text:span text:style-name="T3">.</text:span></text:p>
      <text:p text:style-name="Code_20_Caption"><text:hidden-text text:condition="ooow:" text:string-value=".func" text:is-hidden="true"/>Listing <text:variable-get text:name="chapter" office:value-type="float" style:data-style-name="N0">44</text:variable-get>-<text:reference-mark-start text:name="assignment_ops_code"/><text:sequence text:ref-name="refText5" text:name="Text" text:formula="ooow:Text+1" style:num-format="1">7</text:sequence><text:reference-mark-end text:name="assignment_ops_code"/>. Other arithmetic assignment operators</text:p>
      <text:p text:style-name="Code_20_First">rational&amp; rational::operator+=(rational const&amp; rhs)</text:p>
      <text:p text:style-name="Code">{</text:p>
      <text:p text:style-name="Code"><text:s text:c="2"/>numerator_ = numerator() * rhs.denominator() + rhs.numerator() * denominator();</text:p>
      <text:p text:style-name="Code"><text:s text:c="2"/>denominator_ *= rhs.denominator();</text:p>
      <text:p text:style-name="Code"><text:s text:c="2"/>reduce();</text:p>
      <text:p text:style-name="Code"><text:s text:c="2"/>return *this;</text:p>
      <text:p text:style-name="Code">}</text:p>
      <text:p text:style-name="Code"/>
      <text:p text:style-name="Code">rational&amp; rational::operator-=(rational const&amp; rhs)</text:p>
      <text:p text:style-name="Code">{</text:p>
      <text:p text:style-name="Code"><text:s text:c="2"/>numerator_ = numerator() * rhs.denominator() - rhs.numerator() * denominator();</text:p>
      <text:p text:style-name="Code"><text:s text:c="2"/>denominator_ *= rhs.denominator();</text:p>
      <text:p text:style-name="Code"><text:s text:c="2"/>reduce();</text:p>
      <text:p text:style-name="Code"><text:s text:c="2"/>return *this;</text:p>
      <text:p text:style-name="Code">}</text:p>
      <text:p text:style-name="Code"/>
      <text:p text:style-name="Code">rational&amp; rational::operator/=(rational const&amp; rhs)</text:p>
      <text:p text:style-name="Code">{</text:p>
      <text:p text:style-name="Code"><text:s text:c="2"/>if (rhs.numerator() == 0)</text:p>
      <text:p text:style-name="Code"><text:s text:c="4"/>throw zero_denominator("divide by zero");</text:p>
      <text:p text:style-name="Code"><text:s text:c="2"/>numerator_ *= rhs.denominator();</text:p>
      <text:p text:style-name="Code"><text:s text:c="2"/>denominator_ *= rhs.numerator();</text:p>
      <text:p text:style-name="Code"><text:s text:c="2"/>if (denominator_ &lt; 0)</text:p>
      <text:p text:style-name="Code"><text:s text:c="2"/>{</text:p>
      <text:p text:style-name="Code"><text:s text:c="4"/>denominator_ = -denominator_;</text:p>
      <text:p text:style-name="Code"><text:s text:c="4"/>numerator_ = -numerator_;</text:p>
      <text:p text:style-name="Code"><text:s text:c="2"/>}</text:p>
      <text:p text:style-name="Code"><text:s text:c="2"/>reduce();</text:p>
      <text:p text:style-name="Code"><text:s text:c="2"/>return *this;</text:p>
      <text:p text:style-name="Code_20_Last">}</text:p>
      <text:p text:style-name="Body_20_Text_20_Cont">Because <text:span text:style-name="Code_20_Inline">reduce()</text:span> no longer checks for a negative denominator, any function that might change the denominator to negative must check. Because the denominator is always positive, you know that <text:span text:style-name="Code_20_Inline">operator+=</text:span> and <text:span text:style-name="Code_20_Inline">operator-=</text:span> cannot cause the denominator to become negative. Only <text:span text:style-name="Code_20_Inline">operator/=</text:span> introduces that possibility, so only that function needs to check.</text:p>
      <text:p text:style-name="Heading_20_1">Increment and Decrement</text:p>
      <text:p text:style-name="Body_20_Text_20_First">Let’s add increment (<text:span text:style-name="Code_20_Inline">++</text:span>) and decrement (<text:span text:style-name="Code_20_Inline">--</text:span>) operators to the <text:span text:style-name="Code_20_Inline">rational</text:span> class. Because these operators modify the object, I suggest implementing them as member functions, although C++ lets you<text:change-start text:change-id="ct1297955584"/> use<text:change-end text:change-id="ct1297955584"/> free functions, too. <text:span text:style-name="T1">Implement the prefix increment operator for class </text:span><text:span text:style-name="T5">rational</text:span><text:span text:style-name="T1">.</text:span><text:span text:style-name="T3"> Compare your function with mine in Listing </text:span><text:span text:style-name="T3"><text:variable-get text:name="chapter" office:value-type="float" style:data-style-name="N0">44</text:variable-get></text:span><text:span text:style-name="T3">-</text:span><text:span text:style-name="T3"><text:reference-ref text:reference-format="text" text:ref-name="prefix_increment_code">8</text:reference-ref></text:span><text:span text:style-name="T3">.</text:span></text:p>
      <text:p text:style-name="Code_20_Caption"><text:hidden-text text:condition="ooow:" text:string-value=".func" text:is-hidden="true"/>Listing <text:variable-get text:name="chapter" office:value-type="float" style:data-style-name="N0">44</text:variable-get>-<text:reference-mark-start text:name="prefix_increment_code"/><text:sequence text:ref-name="refText6" text:name="Text" text:formula="ooow:Text+1" style:num-format="1">8</text:sequence><text:reference-mark-end text:name="prefix_increment_code"/>. The prefix increment operator for <text:span text:style-name="Code_20_Inline">rational</text:span></text:p>
      <text:p text:style-name="Code_20_First">rational&amp; rational::operator++()</text:p>
      <text:p text:style-name="Code">{</text:p>
      <text:p text:style-name="Code"><text:s text:c="2"/><text:change-start text:change-id="ct1244796476"/>n<text:change-end text:change-id="ct1244796476"/><text:change-start text:change-id="ct1245358096"/>umerator_ += denominator_<text:change-end text:change-id="ct1245358096"/><text:change text:change-id="ct1244967032"/><text:hidden-text text:condition="ooow:comment == 1" text:string-value="I would have written numerator_ += denominator_;" text:is-hidden="true">I would have written numerator_ += denominator_;</text:hidden-text>;</text:p>
      <text:p text:style-name="Code"><text:s text:c="2"/>return *this;</text:p>
      <text:p text:style-name="Code_20_Last">}</text:p>
      <text:p text:style-name="Body_20_Text_20_Cont">I am confident that you can implement the decrement operator with no additional help. Like the arithmetic assignment operators, the prefix <text:span text:style-name="Code_20_Inline">operator++</text:span> returns the object as a reference. Thus, you can use the <text:span text:style-name="Code_20_Inline">++</text:span> operator on the left-hand side of an assignment statement.</text:p>
      <text:p text:style-name="Body_20_Text">That leaves the postfix operators. Implementing the body of the operator is easy, and requires only one additional line of code. Although you need to take care with the return type. The postfix operators cannot simply return <text:span text:style-name="Code_20_Inline">*this</text:span> because they return the original value of the object, not its new value. Thus, these operators cannot return a reference. Instead, they must return a pla<text:change-start text:change-id="ct1297955248"/>i<text:change-end text:change-id="ct1297955248"/>n <text:change-start text:change-id="ct1244967368"/><text:span text:style-name="Code_20_Inline">rational</text:span><text:change-end text:change-id="ct1244967368"/> <text:change-start text:change-id="ct1244969832"/>r<text:change-end text:change-id="ct1244969832"/>value<text:change text:change-id="ct1244968152"/><text:hidden-text text:condition="ooow:comment == 1" text:string-value="where does assignment come in? and I remain unhappy with even implicit encouragement to assign to the result of an expression" text:is-hidden="true">where does assignment come in? and I remain unhappy with even implicit encouragement to assign to the result of an expression</text:hidden-text>.</text:p>
      <text:p text:style-name="Body_20_Text">But how do you declare the function? A class can’t have two separate functions with the same name (<text:span text:style-name="Code_20_Inline">operator++</text:span>) and arguments. Somehow, you need a way to tell the compiler that one implementation of <text:span text:style-name="Code_20_Inline">operator++</text:span> is prefix and another is postfix.</text:p>
      <text:p text:style-name="Body_20_Text">The solution is that when the compiler calls a custom postfix increment or decrement operator, it passes the integer <text:span text:style-name="Code_20_Inline">0</text:span> as an extra argument<text:hidden-text text:condition="ooow:comment == 1" text:string-value="I very much doubt that any compiler does any such thing. It just uses a notional int argument for the purposes of overload resolution " text:is-hidden="true">I very much doubt that any compiler does any such thing. It just uses a notional int argument for the purposes of overload resolution </text:hidden-text><text:change-start text:change-id="ct1248355340"/><text:hidden-text text:condition="ooow:" text:string-value="[RL]It has to. The argument is real. You can write the postfix operator to use the parameter as a normal function parameter. You can call the operator function explicitly, and pass a non-zero argument. Sure, it’s a silly thing to do, but you can." text:is-hidden="true"/><text:change-end text:change-id="ct1248355340"/>. The postfix operators don’t need the value of this extra parameter; it’s just a placeholder to distinguish prefix from postfix.</text:p>
      <text:p text:style-name="Body_20_Text">Thus, when you declare <text:span text:style-name="Code_20_Inline">operator++</text:span> with an extra parameter of type <text:span text:style-name="Code_20_Inline">int</text:span>, you are declaring the postfix operator. When you declare the operator, omit the name for the extra parameter. That tells the compiler that the function doesn’t use the parameter, so the compiler won’t bother you with messages about unused function parameters. <text:span text:style-name="T1">Implement the postfix increment and decrement operators for </text:span><text:span text:style-name="T5">rational</text:span><text:span text:style-name="T1">.</text:span><text:span text:style-name="T3"> Listing </text:span><text:span text:style-name="T3"><text:variable-get text:name="chapter" office:value-type="float" style:data-style-name="N0">44</text:variable-get></text:span><text:span text:style-name="T3">-</text:span><text:span text:style-name="T3"><text:reference-ref text:reference-format="text" text:ref-name="postfix_incr_decr_code">9</text:reference-ref></text:span><text:span text:style-name="T3"> shows my solution.</text:span></text:p>
      <text:p text:style-name="Code_20_Caption"><text:hidden-text text:condition="ooow:" text:string-value=".func" text:is-hidden="true"/>Listing <text:variable-get text:name="chapter" office:value-type="float" style:data-style-name="N0">44</text:variable-get>-<text:reference-mark-start text:name="postfix_incr_decr_code"/><text:sequence text:ref-name="refText7" text:name="Text" text:formula="ooow:Text+1" style:num-format="1">9</text:sequence><text:reference-mark-end text:name="postfix_incr_decr_code"/>. Postfix increment and decrement operators</text:p>
      <text:p text:style-name="Code_20_First">rational rational::operator++(int)</text:p>
      <text:p text:style-name="Code">{</text:p>
      <text:p text:style-name="Code"><text:s text:c="2"/>rational result(*this);</text:p>
      <text:p text:style-name="Code"><text:s text:c="2"/><text:change text:change-id="ct1235013764"/><text:change-start text:change-id="ct1252099660"/>numerator_<text:change-end text:change-id="ct1252099660"/> += <text:change text:change-id="ct1144912088"/><text:change-start text:change-id="ct1252098204"/>denominator_<text:change-end text:change-id="ct1252098204"/>;</text:p>
      <text:p text:style-name="Code"><text:s text:c="2"/>return result;</text:p>
      <text:p text:style-name="Code">}</text:p>
      <text:p text:style-name="Code"/>
      <text:p text:style-name="Code">rational rational::operator--(int)</text:p>
      <text:p text:style-name="Code">{</text:p>
      <text:p text:style-name="Code"><text:s text:c="2"/>rational result(*this);</text:p>
      <text:p text:style-name="Code"><text:s text:c="2"/><text:change text:change-id="ct1364718716"/><text:change-start text:change-id="ct1255324664"/>numerator_<text:change-end text:change-id="ct1255324664"/> -= <text:change text:change-id="ct1297955696"/><text:change-start text:change-id="ct1251898608"/>denominator_<text:change-end text:change-id="ct1251898608"/>;</text:p>
      <text:p text:style-name="Code"><text:s text:c="2"/>return result;</text:p>
      <text:p text:style-name="Code_20_Last">}</text:p>
      <text:p text:style-name="Body_20_Text_20_Cont">Once all the dust settles from our rehabilitation project, behold the new, improved <text:span text:style-name="Code_20_Inline">rational</text:span> class definition in Listing <text:variable-get text:name="chapter" office:value-type="float" style:data-style-name="N0">44</text:variable-get>-<text:reference-ref text:reference-format="text" text:ref-name="rational_hpp_code">10</text:reference-ref>.</text:p>
      <text:p text:style-name="Code_20_Caption"><text:hidden-text text:condition="ooow:" text:string-value=".hpp" text:is-hidden="true"/>Listing <text:variable-get text:name="chapter" office:value-type="float" style:data-style-name="N0">44</text:variable-get>-<text:reference-mark-start text:name="rational_hpp_code"/><text:sequence text:ref-name="refText8" text:name="Text" text:formula="ooow:Text+1" style:num-format="1">10</text:sequence><text:reference-mark-end text:name="rational_hpp_code"/>. The <text:span text:style-name="Code_20_Inline">rational</text:span> class definition</text:p>
      <text:p text:style-name="Code_20_First">#ifndef RATIONAL_HPP_</text:p>
      <text:p text:style-name="Code">#define RATIONAL_HPP_</text:p>
      <text:p text:style-name="Code"/>
      <text:p text:style-name="Code">#include &lt;istream&gt;</text:p>
      <text:p text:style-name="Code">#include &lt;ostream&gt;</text:p>
      <text:p text:style-name="Code">#include &lt;stdexcept&gt;</text:p>
      <text:p text:style-name="Code">#include &lt;string&gt;</text:p>
      <text:p text:style-name="Code"/>
      <text:p text:style-name="Code">/// Represent a rational number (fraction) as a numerator and denominator.</text:p>
      <text:p text:style-name="Code">class rational</text:p>
      <text:p text:style-name="Code">{</text:p>
      <text:p text:style-name="Code">public:</text:p>
      <text:p text:style-name="Code"><text:s text:c="2"/>class zero_denominator : public std::logic_error</text:p>
      <text:p text:style-name="Code"><text:s text:c="2"/>{</text:p>
      <text:p text:style-name="Code"><text:s text:c="2"/>public:</text:p>
      <text:p text:style-name="Code"><text:s text:c="4"/>zero_denominator(std::string const&amp; what) : logic_error(what) {}</text:p>
      <text:p text:style-name="Code"><text:s text:c="2"/>};</text:p>
      <text:p text:style-name="Code"><text:s text:c="2"/>rational(int num=0): numerator_(num), denominator_(1) {}</text:p>
      <text:p text:style-name="Code"><text:s text:c="2"/>rational(int num, int den);</text:p>
      <text:p text:style-name="Code"><text:s text:c="2"/>rational(double r);</text:p>
      <text:p text:style-name="Code"/>
      <text:p text:style-name="Code"><text:s text:c="2"/>int numerator() <text:s text:c="13"/>const { return numerator_; }</text:p>
      <text:p text:style-name="Code"><text:s text:c="2"/>int denominator() <text:s text:c="11"/>const { return denominator_; }</text:p>
      <text:p text:style-name="Code"><text:s text:c="2"/>float as_float() <text:s text:c="12"/>const;</text:p>
      <text:p text:style-name="Code"><text:s text:c="2"/>double as_double() <text:s text:c="10"/>const;</text:p>
      <text:p text:style-name="Code"><text:s text:c="2"/>long double as_long_double() const;</text:p>
      <text:p text:style-name="Code"/>
      <text:p text:style-name="Code"><text:s text:c="2"/>rational&amp; operator=(int); // optimization to avoid an unneeded call to reduce()</text:p>
      <text:p text:style-name="Code"><text:s text:c="2"/>rational&amp; operator+=(rational const&amp; rhs);</text:p>
      <text:p text:style-name="Code"><text:s text:c="2"/>rational&amp; operator-=(rational const&amp; rhs);</text:p>
      <text:p text:style-name="Code"><text:s text:c="2"/>rational&amp; operator*=(rational const&amp; rhs);</text:p>
      <text:p text:style-name="Code"><text:s text:c="2"/>rational&amp; operator/=(rational const&amp; rhs);</text:p>
      <text:p text:style-name="Code"><text:s text:c="2"/>rational&amp; operator++();</text:p>
      <text:p text:style-name="Code"><text:s text:c="2"/>rational&amp; operator--();</text:p>
      <text:p text:style-name="Code"><text:s text:c="2"/>rational operator++(int);</text:p>
      <text:p text:style-name="Code"><text:s text:c="2"/>rational operator--(int);</text:p>
      <text:p text:style-name="Code"/>
      <text:p text:style-name="Code">private:</text:p>
      <text:p text:style-name="Code"><text:s text:c="2"/>/// Reduce the numerator and denominator by their GCD.</text:p>
      <text:p text:style-name="Code"><text:s text:c="2"/>void reduce();</text:p>
      <text:p text:style-name="Code"><text:s text:c="2"/>/// Reduce the numerator and denominator, and normalize the signs of both,</text:p>
      <text:p text:style-name="Code"><text:s text:c="2"/>/// that is, ensure denominator is not negative.</text:p>
      <text:p text:style-name="Code"><text:s text:c="2"/>void normalize();<text:change-start text:change-id="ct1255321976"/></text:p>
      <text:p text:style-name="Code"><text:s text:c="2"/>/// Return an initial value for denominator_. Throw a zero_denominator</text:p>
      <text:p text:style-name="Code"><text:s text:c="2"/>/// exception if @p den is zero. Always return a positive number.</text:p>
      <text:p text:style-name="Code"><text:s text:c="2"/>int init_denominator(int den);<text:change-end text:change-id="ct1255321976"/></text:p>
      <text:p text:style-name="Code"><text:s text:c="2"/>int numerator_;</text:p>
      <text:p text:style-name="Code"><text:s text:c="2"/>int denominator_;</text:p>
      <text:p text:style-name="Code">};</text:p>
      <text:p text:style-name="Code"/>
      <text:p text:style-name="Code">/// Compute the greatest common divisor of two integers, using Euclid’s algorithm.</text:p>
      <text:p text:style-name="Code">int gcd(int n, int m);</text:p>
      <text:p text:style-name="Code"/>
      <text:p text:style-name="Code">rational abs(rational const&amp; r);</text:p>
      <text:p text:style-name="Code">rational operator-(rational const&amp; r);</text:p>
      <text:p text:style-name="Code">rational operator+(rational <text:change-start text:change-id="ct1246009900"/>const&amp; <text:change-end text:change-id="ct1246009900"/>lhs, rational const&amp; rhs);</text:p>
      <text:p text:style-name="Code">rational operator-(rational <text:change-start text:change-id="ct1195777576"/>const&amp; <text:change-end text:change-id="ct1195777576"/>lhs, rational const&amp; rhs);</text:p>
      <text:p text:style-name="Code">rational operator*(rational <text:change-start text:change-id="ct1199411544"/>const&amp; <text:change-end text:change-id="ct1199411544"/>lhs, rational const&amp; rhs);</text:p>
      <text:p text:style-name="Code">rational operator/(rational <text:change-start text:change-id="ct1252101340"/>const&amp; <text:change-end text:change-id="ct1252101340"/>lhs, rational const&amp; rhs);</text:p>
      <text:p text:style-name="Code"/>
      <text:p text:style-name="Code">bool operator==(rational const&amp; a, rational const&amp; b);</text:p>
      <text:p text:style-name="Code">bool operator&lt;(rational const&amp; a, rational const&amp; b);</text:p>
      <text:p text:style-name="Code"/>
      <text:p text:style-name="Code">inline bool operator!=(rational const&amp; a, rational const&amp; b)</text:p>
      <text:p text:style-name="Code">{</text:p>
      <text:p text:style-name="Code"><text:s text:c="2"/>return not (a == b);</text:p>
      <text:p text:style-name="Code">}</text:p>
      <text:p text:style-name="Code"/>
      <text:p text:style-name="Code">inline bool operator&lt;=(rational const&amp; a, rational const&amp; b)</text:p>
      <text:p text:style-name="Code">{</text:p>
      <text:p text:style-name="Code"><text:s text:c="2"/>return not (b &lt; a);</text:p>
      <text:p text:style-name="Code">}</text:p>
      <text:p text:style-name="Code"/>
      <text:p text:style-name="Code">inline bool operator&gt;(rational const&amp; a, rational const&amp; b)</text:p>
      <text:p text:style-name="Code">{</text:p>
      <text:p text:style-name="Code"><text:s text:c="2"/>return b &lt; a;</text:p>
      <text:p text:style-name="Code">}</text:p>
      <text:p text:style-name="Code"/>
      <text:p text:style-name="Code">inline bool operator&gt;=(rational const&amp; a, rational const&amp; b)</text:p>
      <text:p text:style-name="Code">{</text:p>
      <text:p text:style-name="Code"><text:s text:c="2"/>return not (b &gt; a);</text:p>
      <text:p text:style-name="Code">}</text:p>
      <text:p text:style-name="Code"/>
      <text:p text:style-name="Code">std::istream&amp; operator&gt;&gt;(std::istream&amp; in, rational&amp; rat);</text:p>
      <text:p text:style-name="Code">std::ostream&amp; operator&lt;&lt;(std::ostream&amp; out, rational const&amp; rat);</text:p>
      <text:p text:style-name="Code"/>
      <text:p text:style-name="Code_20_Last">#endif</text:p>
      <text:p text:style-name="Body_20_Text_20_Cont">The next exploration is your second project. Now that you know about classes, inheritance, operator overloading, and exceptions, you are ready to tackle some serious C++ co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Exploration 44 - More Operators</dc:title>
    <dc:subject>Exploring C++</dc:subject>
    <meta:initial-creator>Ray Lischner</meta:initial-creator>
    <meta:creation-date>2006-03-30T10:01:31</meta:creation-date>
    <dc:creator>Ray Lischner</dc:creator>
    <dc:date>2006-10-16T10:51:20</dc:date>
    <dc:language>en-US</dc:language>
    <meta:editing-cycles>88</meta:editing-cycles>
    <meta:editing-duration>P13DT18H28M49S</meta:editing-duration>
    <meta:user-defined meta:name="codex-configfile">apress-cpp-dox.xml</meta:user-defined>
    <meta:user-defined meta:name="codex-chapter-number">44</meta:user-defined>
    <meta:user-defined meta:name="codex-doxygen"/>
    <meta:user-defined meta:name="Info 4"/>
    <meta:document-statistic meta:table-count="0" meta:image-count="0" meta:object-count="0" meta:page-count="12" meta:paragraph-count="313" meta:word-count="3278" meta:character-count="21491"/>
  </office:meta>
</office:document-meta>
</file>